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6">
      <style:paragraph-properties fo:text-align="start" style:justify-single-word="false"/>
      <style:text-properties officeooo:paragraph-rsid="0006474c"/>
    </style:style>
    <style:style style:name="P2" style:family="paragraph" style:parent-style-name="Standard">
      <style:paragraph-properties fo:text-align="start" style:justify-single-word="false"/>
      <style:text-properties officeooo:paragraph-rsid="0006474c"/>
    </style:style>
    <style:style style:name="P3" style:family="paragraph" style:parent-style-name="Standard" style:list-style-name="L9">
      <style:paragraph-properties fo:text-align="start" style:justify-single-word="false"/>
      <style:text-properties officeooo:paragraph-rsid="0006474c"/>
    </style:style>
    <style:style style:name="P4" style:family="paragraph" style:parent-style-name="Standard">
      <style:paragraph-properties fo:text-align="start" style:justify-single-word="false"/>
      <style:text-properties officeooo:paragraph-rsid="000576b9"/>
    </style:style>
    <style:style style:name="P5" style:family="paragraph" style:parent-style-name="Standard" style:list-style-name="L4">
      <style:paragraph-properties fo:text-align="start" style:justify-single-word="false"/>
      <style:text-properties officeooo:paragraph-rsid="000576b9"/>
    </style:style>
    <style:style style:name="P6" style:family="paragraph" style:parent-style-name="Standard" style:list-style-name="L5">
      <style:paragraph-properties fo:text-align="start" style:justify-single-word="false"/>
      <style:text-properties officeooo:paragraph-rsid="000576b9"/>
    </style:style>
    <style:style style:name="P7" style:family="paragraph" style:parent-style-name="Standard">
      <style:paragraph-properties fo:text-align="start" style:justify-single-word="false"/>
      <style:text-properties officeooo:paragraph-rsid="000764d7"/>
    </style:style>
    <style:style style:name="P8" style:family="paragraph" style:parent-style-name="Standard" style:list-style-name="L10">
      <style:paragraph-properties fo:text-align="start" style:justify-single-word="false"/>
      <style:text-properties officeooo:paragraph-rsid="000764d7"/>
    </style:style>
    <style:style style:name="P9" style:family="paragraph" style:parent-style-name="Standard" style:list-style-name="L8">
      <style:paragraph-properties fo:text-align="start" style:justify-single-word="false"/>
      <style:text-properties fo:font-size="13pt" officeooo:paragraph-rsid="000576b9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officeooo:rsid="0006ffe1" officeooo:paragraph-rsid="0006ffe1"/>
    </style:style>
    <style:style style:name="P11" style:family="paragraph" style:parent-style-name="Standard">
      <style:paragraph-properties fo:text-align="start" style:justify-single-word="false"/>
      <style:text-properties officeooo:rsid="0006ffe1" officeooo:paragraph-rsid="000764d7"/>
    </style:style>
    <style:style style:name="P12" style:family="paragraph" style:parent-style-name="Standard" style:list-style-name="L10">
      <style:paragraph-properties fo:text-align="start" style:justify-single-word="false"/>
      <style:text-properties officeooo:rsid="000764d7" officeooo:paragraph-rsid="000764d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officeooo:rsid="000576b9" style:font-size-asian="13pt" style:font-size-complex="13pt"/>
    </style:style>
    <style:style style:name="T4" style:family="text">
      <style:text-properties fo:font-size="13pt" officeooo:rsid="0006474c" style:font-size-asian="13pt" style:font-size-complex="13pt"/>
    </style:style>
    <style:style style:name="T5" style:family="text">
      <style:text-properties fo:font-size="13pt" officeooo:rsid="0006ffe1" style:font-size-asian="13pt" style:font-size-complex="13pt"/>
    </style:style>
    <style:style style:name="T6" style:family="text">
      <style:text-properties fo:font-size="13pt" fo:font-style="normal" fo:font-weight="bold" style:font-size-asian="11.3500003814697pt" style:font-style-asian="normal" style:font-weight-asian="bold" style:font-size-complex="13pt" style:font-style-complex="normal" style:font-weight-complex="bold"/>
    </style:style>
    <style:style style:name="T7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8" style:family="text">
      <style:text-properties fo:font-size="13pt" fo:font-style="normal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T9" style:family="text">
      <style:text-properties officeooo:rsid="0006474c"/>
    </style:style>
    <style:style style:name="T10" style:family="text">
      <style:text-properties fo:font-size="15pt" fo:font-style="italic" style:font-size-asian="15pt" style:font-style-asian="italic" style:font-size-complex="15pt" style:font-style-complex="italic"/>
    </style:style>
    <style:style style:name="T11" style:family="text">
      <style:text-properties fo:font-size="15pt" fo:font-style="italic" officeooo:rsid="000576b9" style:font-size-asian="15pt" style:font-style-asian="italic" style:font-size-complex="15pt" style:font-style-complex="italic"/>
    </style:style>
    <style:style style:name="T12" style:family="text">
      <style:text-properties fo:font-size="15pt" fo:font-style="normal" fo:font-weight="bold" officeooo:rsid="0006474c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3"><text:tab/>Инструкция по запуску программы:</text:span></text:p>
      <text:p text:style-name="P10"><text:span text:style-name="T13"><text:tab/></text:span><text:span text:style-name="T8">Аналогично с запуском в первой части, только теперь нужно дописать два <text:tab/>числа, отвечающие за координаты, таким образом запуск имеет вид:</text:span></text:p>
      <text:p text:style-name="P10"><text:span text:style-name="T8"><text:tab/></text:span></text:p>
      <text:p text:style-name="P11"><text:span text:style-name="T8"><text:tab/>Код_Программы Файл_с_Данными Множитель_Масштаба Долгота Широта </text:span></text:p>
      <text:p text:style-name="P10"><text:span text:style-name="T8"><text:tab/></text:span></text:p>
      <text:p text:style-name="P10"><text:span text:style-name="T8"><text:tab/>Пути сохраняются в файл </text:span><text:span text:style-name="T6">paths.csv</text:span></text:p>
      <text:p text:style-name="P10"><text:span text:style-name="T8"><text:tab/>Отрисовка путей сохраняется в файл </text:span><text:span text:style-name="T6">graph.svg</text:span></text:p>
      <text:p text:style-name="P10"><text:span text:style-name="T8"><text:tab/></text:span></text:p>
      <text:p text:style-name="P2"><text:span text:style-name="T13"><text:tab/>Легенда: <text:line-break/><text:tab/></text:span><text:span text:style-name="T7">Соответствие кружков на карте: </text:span></text:p>
      <text:list xml:id="list1047213166" text:style-name="L9">
        <text:list-item>
          <text:p text:style-name="P3"><text:span text:style-name="T7">красная кайма - введенные координаты <text:tab/><text:tab/></text:span></text:p>
        </text:list-item>
        <text:list-item>
          <text:p text:style-name="P3"><text:span text:style-name="T7">зеленая кайма - ближайший к ней узел графа </text:span></text:p>
        </text:list-item>
        <text:list-item>
          <text:p text:style-name="P3"><text:span text:style-name="T7">синяя кайма - расположение больницы </text:span></text:p>
        </text:list-item>
        <text:list-item>
          <text:p text:style-name="P3"><text:span text:style-name="T7">розовая кайма - ближайший к больнице узел на карте</text:span></text:p>
        </text:list-item>
      </text:list>
      <text:p text:style-name="P4"><text:span text:style-name="T13"/></text:p>
      <text:p text:style-name="P4"><text:span text:style-name="T13"><text:tab/>Среднее Время работы: </text:span></text:p>
      <text:p text:style-name="P4"><text:span text:style-name="T13"/></text:p>
      <text:list xml:id="list1316673125" text:style-name="L4">
        <text:list-item>
          <text:p text:style-name="P5"><text:span text:style-name="T11">Алгоритм</text:span><text:span text:style-name="T10"> Левит</text:span><text:span text:style-name="T11">а</text:span>: <text:s/><text:span text:style-name="T2">0.1</text:span><text:span text:style-name="T5">4</text:span><text:span text:style-name="T2"> секунды на точку</text:span></text:p>
        </text:list-item>
      </text:list>
      <text:list xml:id="list2344229107" text:style-name="L5">
        <text:list-item>
          <text:p text:style-name="P6"><text:span text:style-name="T11">Алгоритм</text:span><text:span text:style-name="T10"> А*</text:span><text:span text:style-name="T1">:</text:span> </text:p>
        </text:list-item>
      </text:list>
      <text:p text:style-name="P4"><text:tab/><text:span text:style-name="T3">С учетом различных эвристических функций:</text:span></text:p>
      <text:list xml:id="list1086206196" text:style-name="L8">
        <text:list-item>
          <text:p text:style-name="P9">0.4 секунды на точку - манхэттенское расстояние</text:p>
        </text:list-item>
        <text:list-item>
          <text:p text:style-name="P9">0.9 секунды <text:span text:style-name="T9">на точку – </text:span>евклид<text:span text:style-name="T9">ово расстояние</text:span></text:p>
        </text:list-item>
        <text:list-item>
          <text:p text:style-name="P9">1.4 секунды <text:span text:style-name="T9">на точку – расстояние </text:span><text:s/><text:span text:style-name="T9">Ч</text:span>ебыш<text:span text:style-name="T9">ёва</text:span></text:p>
        </text:list-item>
      </text:list>
      <text:list xml:id="list2936116549" text:style-name="L6">
        <text:list-item>
          <text:p text:style-name="P1"><text:span text:style-name="T11">Алгоритм</text:span><text:span text:style-name="T10"> Дейкстр</text:span><text:span text:style-name="T11">ы</text:span>: <text:span text:style-name="T4">более минуты</text:span><text:span text:style-name="T2">(!!!) </text:span><text:line-break/></text:p>
        </text:list-item>
      </text:list>
      <text:p text:style-name="P7"><text:span text:style-name="T2"><text:tab/></text:span><text:span text:style-name="T12">Вывод</text:span><text:span text:style-name="T4">: </text:span></text:p>
      <text:list xml:id="list647184184" text:style-name="L10">
        <text:list-item>
          <text:p text:style-name="P8"><text:span text:style-name="T4">Алгоритм Дейкстры показал непозволительно долгое время работы, </text:span><text:span text:style-name="T5">остальные же алгоритмы отработали за удовлетворительное время, наиболее же <text:tab/>быстрым оказался алгоритм Левита. </text:span></text:p>
        </text:list-item>
        <text:list-item>
          <text:p text:style-name="P12"><text:span text:style-name="T5">С</text:span><text:span text:style-name="T2">равнение эвристических функций: быстрее всего А* работает с манхэттенским расстоянием, медленнее всего – с расстоянием Чебышёва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5:25:14.924343624</meta:creation-date>
    <dc:date>2018-04-12T16:10:22.346451787</dc:date>
    <meta:editing-duration>PT2M46S</meta:editing-duration>
    <meta:editing-cycles>1</meta:editing-cycles>
    <meta:document-statistic meta:table-count="0" meta:image-count="0" meta:object-count="0" meta:page-count="1" meta:paragraph-count="24" meta:word-count="159" meta:character-count="1137" meta:non-whitespace-character-count="976"/>
    <meta:generator>LibreOffice/5.4.5.1$Linux_X86_64 LibreOffice_project/40m0$Build-1</meta:generator>
  </office:meta>
</office:document-meta>
</file>